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A00000045C847505007A14F02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4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7" style:family="paragraph" style:parent-style-name="Text_20_body">
      <style:paragraph-properties fo:text-align="start" style:justify-single-word="false"/>
      <style:text-properties fo:font-size="16pt" fo:font-style="italic" fo:font-weight="normal" officeooo:rsid="000e9a9c" officeooo:paragraph-rsid="000e9a9c" style:font-style-asian="italic" style:font-weight-asian="normal" style:font-style-complex="italic" style:font-weight-complex="normal"/>
    </style:style>
    <style:style style:name="P8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9" style:family="paragraph" style:parent-style-name="Subtitle">
      <style:paragraph-properties fo:text-align="start" style:justify-single-word="false"/>
    </style:style>
    <style:style style:name="P10" style:family="paragraph" style:parent-style-name="Subtitle">
      <style:paragraph-properties fo:text-align="start" style:justify-single-word="false" fo:break-before="page"/>
    </style:style>
    <style:style style:name="P11" style:family="paragraph" style:parent-style-name="Subtitle">
      <style:paragraph-properties fo:text-align="start" style:justify-single-word="false"/>
      <style:text-properties officeooo:rsid="0006e542" officeooo:paragraph-rsid="0006e542"/>
    </style:style>
    <style:style style:name="P12" style:family="paragraph" style:parent-style-name="Subtitle">
      <style:paragraph-properties fo:text-align="start" style:justify-single-word="false"/>
      <style:text-properties officeooo:rsid="00089219" officeooo:paragraph-rsid="00089219"/>
    </style:style>
    <style:style style:name="P13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14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e9a9c" officeooo:paragraph-rsid="000e9a9c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0e9a9c" officeooo:paragraph-rsid="0011065f"/>
    </style:style>
    <style:style style:name="P17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26pt" fo:font-weight="bold" officeooo:rsid="000e9a9c" officeooo:paragraph-rsid="000e9a9c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normal" officeooo:rsid="000e9a9c" officeooo:paragraph-rsid="000e9a9c" style:font-weight-asian="normal" style:font-weight-complex="normal"/>
    </style:style>
    <style:style style:name="P20" style:family="paragraph" style:parent-style-name="Standard" style:list-style-name="L1">
      <style:text-properties officeooo:rsid="0002ac5d" officeooo:paragraph-rsid="0002ac5d"/>
    </style:style>
    <style:style style:name="P21" style:family="paragraph" style:parent-style-name="Standard" style:list-style-name="L2">
      <style:text-properties officeooo:rsid="0002ac5d" officeooo:paragraph-rsid="0002ac5d"/>
    </style:style>
    <style:style style:name="P22" style:family="paragraph" style:parent-style-name="Standard">
      <style:text-properties officeooo:rsid="0002ac5d" officeooo:paragraph-rsid="0002ac5d"/>
    </style:style>
    <style:style style:name="P23" style:family="paragraph" style:parent-style-name="Standard" style:list-style-name="L13">
      <style:text-properties officeooo:rsid="0002ac5d" officeooo:paragraph-rsid="0002ac5d"/>
    </style:style>
    <style:style style:name="P24" style:family="paragraph" style:parent-style-name="Standard" style:list-style-name="L3">
      <style:text-properties fo:font-size="12pt" officeooo:rsid="0002ac5d" officeooo:paragraph-rsid="0002ac5d" style:font-size-asian="10.5pt" style:font-size-complex="12pt"/>
    </style:style>
    <style:style style:name="P25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26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27" style:family="paragraph" style:parent-style-name="Standard">
      <style:text-properties fo:font-weight="bold" officeooo:rsid="0002ac5d" officeooo:paragraph-rsid="0002ac5d" style:font-weight-asian="bold" style:font-weight-complex="bold"/>
    </style:style>
    <style:style style:name="P28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9" style:family="paragraph" style:parent-style-name="Text_20_body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1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2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2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cc2b" officeooo:paragraph-rsid="0006cc2b" style:font-size-asian="14pt" style:font-size-complex="14pt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5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6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7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38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size="14pt" officeooo:paragraph-rsid="0006e542" style:font-size-asian="14pt" style:font-size-complex="14pt"/>
    </style:style>
    <style:style style:name="P39" style:family="paragraph" style:parent-style-name="Text_20_body" style:list-style-name="L8">
      <style:paragraph-properties fo:text-align="start" style:justify-single-word="false"/>
      <style:text-properties officeooo:rsid="0006e542" officeooo:paragraph-rsid="0006e542"/>
    </style:style>
    <style:style style:name="P40" style:family="paragraph" style:parent-style-name="Text_20_body" style:list-style-name="L9">
      <style:paragraph-properties fo:text-align="start" style:justify-single-word="false"/>
      <style:text-properties officeooo:rsid="00089219" officeooo:paragraph-rsid="00089219"/>
    </style:style>
    <style:style style:name="P41" style:family="paragraph" style:parent-style-name="Text_20_body" style:list-style-name="L9">
      <style:paragraph-properties fo:text-align="start" style:justify-single-word="false"/>
      <style:text-properties officeooo:rsid="00090379" officeooo:paragraph-rsid="00090379"/>
    </style:style>
    <style:style style:name="P42" style:family="paragraph" style:parent-style-name="Text_20_body" style:list-style-name="L9">
      <style:paragraph-properties fo:text-align="start" style:justify-single-word="false"/>
      <style:text-properties officeooo:rsid="000a2da9" officeooo:paragraph-rsid="000a2da9"/>
    </style:style>
    <style:style style:name="P43" style:family="paragraph" style:parent-style-name="Text_20_body" style:list-style-name="L10">
      <style:paragraph-properties fo:text-align="start" style:justify-single-word="false"/>
      <style:text-properties officeooo:rsid="000a2da9" officeooo:paragraph-rsid="000a2da9"/>
    </style:style>
    <style:style style:name="P44" style:family="paragraph">
      <loext:graphic-properties draw:fill="none"/>
    </style:style>
    <style:style style:name="P45" style:family="paragraph">
      <style:text-properties style:font-name="F" fo:font-size="12pt"/>
    </style:style>
    <style:style style:name="P46" style:family="paragraph">
      <loext:graphic-properties draw:fill="none" draw:fill-color="#ffffff"/>
    </style:style>
    <style:style style:name="P47" style:family="paragraph">
      <style:paragraph-properties fo:text-align="center"/>
    </style:style>
    <style:style style:name="P48" style:family="paragraph">
      <loext:graphic-properties draw:fill="bitmap" draw:fill-color="#ffffff" draw:fill-image-name="Bitmap_20_4"/>
      <style:paragraph-properties style:writing-mode="lr-tb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51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5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center" fo:text-indent="0in"/>
    </style:style>
    <style:style style:name="P5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051c3b" style:font-size-asian="18pt" style:font-size-complex="18pt"/>
    </style:style>
    <style:style style:name="T7" style:family="text">
      <style:text-properties fo:font-size="14pt" fo:font-weight="bold" style:font-weight-asian="bold" style:font-weight-complex="bold"/>
    </style:style>
    <style:style style:name="T8" style:family="text">
      <style:text-properties fo:font-size="16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officeooo:rsid="0006e542"/>
    </style:style>
    <style:style style:name="T11" style:family="text">
      <style:text-properties fo:font-size="16pt" fo:font-weight="bold" style:font-weight-asian="bold" style:font-weight-complex="bold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0pt"/>
    </style:style>
    <style:style style:name="T14" style:family="text">
      <style:text-properties officeooo:rsid="0006e54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a94f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20" style:family="text">
      <style:text-properties officeooo:rsid="0013e09e"/>
    </style:style>
    <style:style style:name="T21" style:family="text">
      <style:text-properties fo:font-size="10pt" style:font-size-asian="8pt" style:font-size-complex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none" draw:textarea-horizontal-align="justify" draw:textarea-vertical-align="middle" draw:auto-grow-height="false" fo:min-height="0.3264in" fo:min-width="1.0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138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2972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foreground"/>
    </style:style>
    <style:style style:name="gr1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7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rządzanie Projektem</text:p>
      <text:p text:style-name="P4"/>
      <text:p text:style-name="P1"><text:span text:style-name="T11">Project </text:span>– stanowi grupę powiązanych czynnkości o określonym czasie rozpoczęcia i zakonczenia, określonycm rezultacie, jakim jest zmiana stanu projetku</text:p>
      <text:p text:style-name="P1"><text:span text:style-name="T11">Program </text:span>– grupa powiązanych projectów, zarządzanych w skoordynowany sposób</text:p>
      <text:p text:style-name="P1"><text:span text:style-name="T11">Portfel projectowy </text:span>– zbior projektów i/lub programów oraz innych prac, które zgrupowano razem, by umożliwić efektywne nimi zarządzanie. Projekty są kwantyfikowalne.</text:p>
      <text:p text:style-name="P1"><text:span text:style-name="T2"><text:tab/><text:tab/><text:tab/><text:tab/>(Portfel projectowy</text:span><text:span text:style-name="T4">(Program</text:span>(project)<text:span text:style-name="T4">)</text:span><text:span text:style-name="T2">)</text:span></text:p>
      <text:p text:style-name="P1"/>
      <text:p text:style-name="P27">Wspólne cechy projektów:</text:p>
      <text:list text:style-name="L1">
        <text:list-item>
          <text:p text:style-name="P20">są to za każdym razem nowe próby realizacji pomysłów I działań</text:p>
        </text:list-item>
        <text:list-item>
          <text:p text:style-name="P20">obciążenie ryzykiem od poczatku do końca</text:p>
        </text:list-item>
        <text:list-item>
          <text:p text:style-name="P20">ograniczenie czasu, kosztów, jakości</text:p>
        </text:list-item>
        <text:list-item>
          <text:p text:style-name="P20">kompleksowość</text:p>
        </text:list-item>
      </text:list>
      <text:p text:style-name="P27">Miara sukcesu projekru:</text:p>
      <text:list text:style-name="L13">
        <text:list-item>
          <text:p text:style-name="P23"><text:span text:style-name="T20">Zakres </text:span>konkretn<text:span text:style-name="T20">ych</text:span> cel<text:span text:style-name="T20">ów</text:span>, rezultat<text:span text:style-name="T20">ów</text:span>, funkcj<text:span text:style-name="T20">i</text:span></text:p>
        </text:list-item>
        <text:list-item>
          <text:p text:style-name="P23"/>
        </text:list-item>
      </text:list>
      <text:p text:style-name="P27">Miary podstawowe:</text:p>
      <text:list text:style-name="L2">
        <text:list-item>
          <text:p text:style-name="P21">Określony termin I budżet.</text:p>
          <text:list>
            <text:list-item>
              <text:p text:style-name="P21">Weryfikacja zakresu projektu, sprawdzenie cełów</text:p>
            </text:list-item>
            <text:list-item>
              <text:p text:style-name="P21">Weryfikacja poziomu satysfakci odbiorcy projektu, jakość projektu</text:p>
            </text:list-item>
            <text:list-item>
              <text:p text:style-name="P21">Określenie poziomu strat w projekcie</text:p>
            </text:list-item>
          </text:list>
        </text:list-item>
      </text:list>
      <text:p text:style-name="P27">Trójkąt zarządzania projektami:</text:p>
      <text:p text:style-name="P1"/>
      <text:p text:style-name="P1">Trójkąt określa istnienie zależności pomiędzy głownymi elementami kreującymi zakres projektu.</text:p>
      <text:p text:style-name="P1">Przesunęcie jednego elementu powoduje pozostałych czynników. Stanowi rezultat koncowy, który odpowiada założenią I określonej specyfikacji. Koszt oznacza że project musi być zrealizowany bez przekroczenia zatwierdzonego budżetu. Czas musi być ukonczony w oznaczonym terminie.</text:p>
      <text:p text:style-name="P1"><draw:frame text:anchor-type="paragraph" draw:z-index="75" draw:name="Text Frame 4" draw:style-name="gr2" draw:text-style-name="P46" svg:width="2.3004in" svg:height="0.8894in" svg:x="4.5571in" svg:y="0.1819in"><draw:text-box><text:p text:style-name="P45"><text:tab/><text:tab/> <text:s/><text:s/><text:s/><text:s/><text:s/><text:s/><text:s/>J</text:p><text:p text:style-name="P45"><text:span text:style-name="T21"><text:tab/>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Z</text:span><text:span text:style-name="T21">a</text:span><text:span text:style-name="T21">k</text:span><text:span text:style-name="T21">r</text:span><text:span text:style-name="T21">e</text:span><text:span text:style-name="T21">s</text:span></text:p><text:p text:style-name="P45"><text:span text:style-name="T21"><text:tab/>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r</text:span><text:span text:style-name="T21">o</text:span><text:span text:style-name="T21">j</text:span><text:span text:style-name="T21">e</text:span><text:span text:style-name="T21">k</text:span><text:span text:style-name="T21">t</text:span><text:span text:style-name="T21">u</text:span><text:span text:style-name="T21"> </text:span></text:p><text:p text:style-name="P45"><text:s/><text:s/>K <text:s/><text:tab/><text:tab/><text:tab/><text:tab/> <text:s/>T</text:p></draw:text-box></draw:frame><draw:custom-shape text:anchor-type="paragraph" draw:z-index="76" draw:name="Shape 11" draw:style-name="gr1" draw:text-style-name="P44" svg:width="2.0224in" svg:height="0.978in" svg:x="4.4126in" svg:y="0.042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Zarządzanie projektami – poszukiewanie równowagi pomiędzy:</text:p>
      <text:p text:style-name="P1"/>
      <text:p text:style-name="P1">Zakresem – Kośtem – Czasem – Jakością</text:p>
      <text:p text:style-name="P1"/>
      <text:p text:style-name="P1">Klasyfikacja według cech projektu:</text:p>
      <text:p text:style-name="P3"/>
      <text:p text:style-name="P3">Ryzyko → Wartość ekonomiczna → Czas realizacji → Złożoność → Technologia → Uczesnicy → Koszty</text:p>
      <text:p text:style-name="P2"/>
      <text:p text:style-name="P2">Typy projectów:</text:p>
      <text:list text:style-name="L3">
        <text:list-item>
          <text:p text:style-name="P24">Typu A (Dużej wartości ekonomicznej I wartości; najtrudnejsze projekty do realizacji)</text:p>
        </text:list-item>
        <text:list-item>
          <text:p text:style-name="P24">Typu B (Mały czas realizacji; kluczowe dla organizacji; wysoka wartość ekonomiczna)</text:p>
        </text:list-item>
        <text:list-item>
          <text:p text:style-name="P24">Typu C (Projekty realizowane najczęściej w organizacji; najkrótszy czas realizacji)</text:p>
        </text:list-item>
        <text:list-item>
          <text:p text:style-name="P24">Typu D (Nie wymaga wprowadzenia istotnych zmian)</text:p>
        </text:list-item>
      </text:list>
      <text:p text:style-name="P2"/>
      <text:p text:style-name="P8">Struktura organizacyjne zarządzania projektu (23/10/23)</text:p>
      <text:p text:style-name="Standard"><text:span text:style-name="T1">Struktura – </text:span><text:span text:style-name="T6">kształt relacji między jednostkami w projekcie. </text:span></text:p>
      <text:p text:style-name="Standard"><text:span text:style-name="T1">Struktura organizacyjna</text:span><text:span text:style-name="T13"> </text:span><text:span text:style-name="T5">uwzgłędnia wewnętrzną budowe, rozmieszczenie elementów składowych oraz ogół relacji w nawiasie więzi zachodzący miedzy nimi. </text:span></text:p>
      <text:p text:style-name="Standard"><text:span text:style-name="T9">Typy więzi </text:span><text:span text:style-name="T12">miedzy jednostkami organizacyjnymi </text:span><text:span text:style-name="T8">są hierarchiczne (służbowe) </text:span>lub <text:span text:style-name="T8">niehierarchiczne (funkcjonalne), techniczne i informacyjne (komunikacyjne).</text:span></text:p>
      <text:p text:style-name="P5"/>
      <text:p text:style-name="P5">Typy struktur (typologia)</text:p>
      <text:list text:style-name="L4">
        <text:list-item>
          <text:p text:style-name="P28">Struktury nieformalne – <text:span text:style-name="T3">są stosowane na etapie inicjacji projektu, nie wymagają podziału kompetencji, nie generują dużych kosztów.</text:span></text:p>
        </text:list-item>
        <text:list-item>
          <text:p text:style-name="P28">Struktura funkcyjna </text:p>
        </text:list-item>
        <text:list-item>
          <text:p text:style-name="P28">Struktura wydziałowa – <text:span text:style-name="T3">budowana jest gdy obszar prac projektowych pozwala na podzial według kluczowych segmentów (produkt/rynek) działania.</text:span></text:p>
        </text:list-item>
        <text:list-item>
          <text:p text:style-name="P28">Struktura wpływowa – <text:span text:style-name="T3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28">Struktura macierzowa</text:p>
        </text:list-item>
        <text:list-item>
          <text:p text:style-name="P28">Struktura hybrydowa</text:p>
        </text:list-item>
        <text:list-item>
          <text:p text:style-name="P28">Struktura sieciowa – <text:span text:style-name="T3">pozbawiona jest zależności hiearchicznych I działań kontrolnych, oparta jest na współdziałanie członków zespołu projektu.</text:span></text:p>
        </text:list-item>
        <text:list-item>
          <text:p text:style-name="P28">Struktura projektowa</text:p>
        </text:list-item>
      </text:list>
      <text:p text:style-name="P6"/>
      <text:p text:style-name="P6"><draw:g text:anchor-type="paragraph" draw:z-index="0" draw:name="task-none 1" draw:style-name="gr14"><draw:g draw:style-name="gr15"><draw:polygon draw:style-name="gr16" draw:text-style-name="P52" svg:width="0.1772in" svg:height="0.1232in" svg:x="4.6122in" svg:y="0.3362in" svg:viewBox="0 0 451 314" draw:points="0,314 451,314 451,0 0,0"><text:p/></draw:polygon><draw:line draw:style-name="gr16" draw:text-style-name="P52" svg:x1="4.7in" svg:y1="0.3665in" svg:x2="4.7in" svg:y2="0.4283in"><text:p/></draw:line><draw:line draw:style-name="gr16" draw:text-style-name="P52" svg:x1="4.6563in" svg:y1="0.3976in" svg:x2="4.7449in" svg:y2="0.3976in"><text:p/></draw:line></draw:g><draw:path draw:style-name="gr17" draw:text-style-name="P54" svg:width="1.0614in" svg:height="0.5654in" svg:x="4.1701in" svg:y="-0.1063in" svg:viewBox="0 0 2697 1437" svg:d="M196 1437h2304c109 0 197-70 197-156v-1124c0-87-88-157-197-157h-2304c-109 0-196 70-196 157v1124c0 86 87 156 196 156z"><text:p text:style-name="P50"><text:span text:style-name="T22">Naczelne </text:span></text:p><text:p text:style-name="P50"><text:span text:style-name="T22">Kierownictwo</text:span></text:p><text:p text:style-name="P50"><text:span text:style-name="T22">Projektu</text:span></text:p></draw:path></draw:g>Struktura funkcyjna:</text:p>
      <text:p text:style-name="P6"><draw:g text:anchor-type="paragraph" draw:z-index="1" draw:name="task-none 2" draw:style-name="gr14"><draw:g draw:style-name="gr15"><draw:polygon draw:style-name="gr16" draw:text-style-name="P52" svg:width="0.1772in" svg:height="0.1232in" svg:x="2.9732in" svg:y="0.7472in" svg:viewBox="0 0 451 314" draw:points="0,314 451,314 451,0 0,0"><text:p/></draw:polygon><draw:line draw:style-name="gr16" draw:text-style-name="P52" svg:x1="3.0614in" svg:y1="0.7772in" svg:x2="3.0614in" svg:y2="0.839in"><text:p/></draw:line><draw:line draw:style-name="gr16" draw:text-style-name="P52" svg:x1="3.0173in" svg:y1="0.8091in" svg:x2="3.1059in" svg:y2="0.8091in"><text:p/></draw:line></draw:g><draw:path draw:style-name="gr17" draw:text-style-name="P54" svg:width="1.0614in" svg:height="0.5654in" svg:x="2.5311in" svg:y="0.3043in" svg:viewBox="0 0 2697 1437" svg:d="M196 1437h2304c109 0 197-70 197-156v-1124c0-87-88-157-197-157h-2304c-109 0-196 70-196 157v1124c0 86 87 156 196 156z"><text:p text:style-name="P50"><text:span text:style-name="T22">Badanie I </text:span></text:p><text:p text:style-name="P50"><text:span text:style-name="T22">rozwój</text:span></text:p></draw:path></draw:g><draw:g text:anchor-type="paragraph" draw:z-index="2" draw:name="task-none 3" draw:style-name="gr14"><draw:g draw:style-name="gr15"><draw:polygon draw:style-name="gr16" draw:text-style-name="P52" svg:width="0.1772in" svg:height="0.1232in" svg:x="4.1543in" svg:y="0.7472in" svg:viewBox="0 0 451 314" draw:points="0,314 451,314 451,0 0,0"><text:p/></draw:polygon><draw:line draw:style-name="gr16" draw:text-style-name="P52" svg:x1="4.2425in" svg:y1="0.7772in" svg:x2="4.2425in" svg:y2="0.839in"><text:p/></draw:line><draw:line draw:style-name="gr16" draw:text-style-name="P52" svg:x1="4.1992in" svg:y1="0.8091in" svg:x2="4.2878in" svg:y2="0.8091in"><text:p/></draw:line></draw:g><draw:path draw:style-name="gr17" draw:text-style-name="P54" svg:width="1.0614in" svg:height="0.5654in" svg:x="3.7126in" svg:y="0.3043in" svg:viewBox="0 0 2697 1437" svg:d="M196 1437h2304c109 0 197-70 197-156v-1124c0-87-88-157-197-157h-2304c-109 0-196 70-196 157v1124c0 86 87 156 196 156z"><text:p text:style-name="P50"><text:span text:style-name="T22">Zaopatzenie</text:span></text:p></draw:path></draw:g><draw:g text:anchor-type="paragraph" draw:z-index="3" draw:name="task-none 4" draw:style-name="gr14"><draw:g draw:style-name="gr15"><draw:polygon draw:style-name="gr16" draw:text-style-name="P52" svg:width="0.1772in" svg:height="0.1232in" svg:x="5.3358in" svg:y="0.7472in" svg:viewBox="0 0 451 314" draw:points="0,314 451,314 451,0 0,0"><text:p/></draw:polygon><draw:line draw:style-name="gr16" draw:text-style-name="P52" svg:x1="5.4236in" svg:y1="0.7772in" svg:x2="5.4236in" svg:y2="0.839in"><text:p/></draw:line><draw:line draw:style-name="gr16" draw:text-style-name="P52" svg:x1="5.3799in" svg:y1="0.8091in" svg:x2="5.4685in" svg:y2="0.8091in"><text:p/></draw:line></draw:g><draw:path draw:style-name="gr17" draw:text-style-name="P54" svg:width="1.0614in" svg:height="0.5654in" svg:x="4.8937in" svg:y="0.3043in" svg:viewBox="0 0 2697 1437" svg:d="M196 1437h2304c109 0 197-70 197-156v-1124c0-87-88-157-197-157h-2304c-109 0-196 70-196 157v1124c0 86 87 156 196 156z"><text:p text:style-name="P50"><text:span text:style-name="T22">Produkcja</text:span></text:p></draw:path></draw:g><draw:g text:anchor-type="paragraph" draw:z-index="4" draw:name="task-none 5" draw:style-name="gr14"><draw:g draw:style-name="gr15"><draw:polygon draw:style-name="gr16" draw:text-style-name="P52" svg:width="0.1772in" svg:height="0.1232in" svg:x="6.5177in" svg:y="0.7472in" svg:viewBox="0 0 451 314" draw:points="0,314 451,314 451,0 0,0"><text:p/></draw:polygon><draw:line draw:style-name="gr16" draw:text-style-name="P52" svg:x1="6.6059in" svg:y1="0.7772in" svg:x2="6.6059in" svg:y2="0.839in"><text:p/></draw:line><draw:line draw:style-name="gr16" draw:text-style-name="P52" svg:x1="6.5618in" svg:y1="0.8091in" svg:x2="6.6504in" svg:y2="0.8091in"><text:p/></draw:line></draw:g><draw:path draw:style-name="gr17" draw:text-style-name="P54" svg:width="1.0614in" svg:height="0.5654in" svg:x="6.0748in" svg:y="0.3043in" svg:viewBox="0 0 2697 1437" svg:d="M196 1437h2304c109 0 197-70 197-156v-1124c0-87-88-157-197-157h-2304c-109 0-196 70-196 157v1124c0 86 87 156 196 156z"><text:p text:style-name="P50"><text:span text:style-name="T22">Zbyt</text:span></text:p></draw:path></draw:g><draw:g text:anchor-type="paragraph" draw:z-index="5" draw:name="task-none 6" draw:style-name="gr14"><draw:g draw:style-name="gr15"><draw:polygon draw:style-name="gr16" draw:text-style-name="P52" svg:width="0.1772in" svg:height="0.0724in" svg:x="6.648in" svg:y="1.2205in" svg:viewBox="0 0 451 185" draw:points="0,185 451,185 451,0 0,0"><text:p/></draw:polygon><draw:line draw:style-name="gr16" draw:text-style-name="P52" svg:x1="6.7362in" svg:y1="1.2382in" svg:x2="6.7362in" svg:y2="1.2744in"><text:p/></draw:line><draw:line draw:style-name="gr16" draw:text-style-name="P52" svg:x1="6.6925in" svg:y1="1.2579in" svg:x2="6.7811in" svg:y2="1.2579in"><text:p/></draw:line></draw:g><draw:path draw:style-name="gr18" draw:text-style-name="P54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14"><draw:g draw:style-name="gr15"><draw:polygon draw:style-name="gr16" draw:text-style-name="P52" svg:width="0.1772in" svg:height="0.0724in" svg:x="6.648in" svg:y="1.6154in" svg:viewBox="0 0 451 185" draw:points="0,185 451,185 451,0 0,0"><text:p/></draw:polygon><draw:line draw:style-name="gr16" draw:text-style-name="P52" svg:x1="6.7362in" svg:y1="1.6331in" svg:x2="6.7362in" svg:y2="1.6693in"><text:p/></draw:line><draw:line draw:style-name="gr16" draw:text-style-name="P52" svg:x1="6.6925in" svg:y1="1.6516in" svg:x2="6.7811in" svg:y2="1.6516in"><text:p/></draw:line></draw:g><draw:path draw:style-name="gr18" draw:text-style-name="P54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14"><draw:g draw:style-name="gr15"><draw:polygon draw:style-name="gr16" draw:text-style-name="P52" svg:width="0.1772in" svg:height="0.0724in" svg:x="6.648in" svg:y="2.0091in" svg:viewBox="0 0 451 185" draw:points="0,185 451,185 451,0 0,0"><text:p/></draw:polygon><draw:line draw:style-name="gr16" draw:text-style-name="P52" svg:x1="6.7362in" svg:y1="2.0272in" svg:x2="6.7362in" svg:y2="2.0634in"><text:p/></draw:line><draw:line draw:style-name="gr16" draw:text-style-name="P52" svg:x1="6.6925in" svg:y1="2.0453in" svg:x2="6.7811in" svg:y2="2.0453in"><text:p/></draw:line></draw:g><draw:path draw:style-name="gr18" draw:text-style-name="P54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9" draw:style-name="gr14"><draw:g draw:style-name="gr15"><draw:polygon draw:style-name="gr16" draw:text-style-name="P52" svg:width="0.1772in" svg:height="0.0724in" svg:x="6.648in" svg:y="2.4028in" svg:viewBox="0 0 451 185" draw:points="0,185 451,185 451,0 0,0"><text:p/></draw:polygon><draw:line draw:style-name="gr16" draw:text-style-name="P52" svg:x1="6.7362in" svg:y1="2.4209in" svg:x2="6.7362in" svg:y2="2.4571in"><text:p/></draw:line><draw:line draw:style-name="gr16" draw:text-style-name="P52" svg:x1="6.6925in" svg:y1="2.439in" svg:x2="6.7811in" svg:y2="2.439in"><text:p/></draw:line></draw:g><draw:path draw:style-name="gr17" draw:text-style-name="P54" svg:width="1.0614in" svg:height="0.3335in" svg:x="6.2063in" svg:y="2.1417in" svg:viewBox="0 0 2697 848" svg:d="M196 848h2304c109 0 197-41 197-92v-664c0-50-88-92-197-92h-2304c-109 0-196 42-196 92v664c0 51 87 92 196 92z"><text:p text:style-name="P53"><text:span text:style-name="T22">Projekt B</text:span></text:p></draw:path></draw:g><draw:g text:anchor-type="paragraph" draw:z-index="9" draw:name="task-none 10" draw:style-name="gr14"><draw:g draw:style-name="gr15"><draw:polygon draw:style-name="gr16" draw:text-style-name="P52" svg:width="0.1772in" svg:height="0.0724in" svg:x="5.3358in" svg:y="1.2205in" svg:viewBox="0 0 451 185" draw:points="0,185 451,185 451,0 0,0"><text:p/></draw:polygon><draw:line draw:style-name="gr16" draw:text-style-name="P52" svg:x1="5.4236in" svg:y1="1.2382in" svg:x2="5.4236in" svg:y2="1.2744in"><text:p/></draw:line><draw:line draw:style-name="gr16" draw:text-style-name="P52" svg:x1="5.3799in" svg:y1="1.2579in" svg:x2="5.4685in" svg:y2="1.2579in"><text:p/></draw:line></draw:g><draw:path draw:style-name="gr18" draw:text-style-name="P54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0" draw:name="task-none 11" draw:style-name="gr14"><draw:g draw:style-name="gr15"><draw:polygon draw:style-name="gr16" draw:text-style-name="P52" svg:width="0.1772in" svg:height="0.0724in" svg:x="5.3358in" svg:y="1.6154in" svg:viewBox="0 0 451 185" draw:points="0,185 451,185 451,0 0,0"><text:p/></draw:polygon><draw:line draw:style-name="gr16" draw:text-style-name="P52" svg:x1="5.4236in" svg:y1="1.6331in" svg:x2="5.4236in" svg:y2="1.6693in"><text:p/></draw:line><draw:line draw:style-name="gr16" draw:text-style-name="P52" svg:x1="5.3799in" svg:y1="1.6516in" svg:x2="5.4685in" svg:y2="1.6516in"><text:p/></draw:line></draw:g><draw:path draw:style-name="gr18" draw:text-style-name="P54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1" draw:name="task-none 12" draw:style-name="gr14"><draw:g draw:style-name="gr15"><draw:polygon draw:style-name="gr16" draw:text-style-name="P52" svg:width="0.1772in" svg:height="0.0724in" svg:x="5.3358in" svg:y="2.0091in" svg:viewBox="0 0 451 185" draw:points="0,185 451,185 451,0 0,0"><text:p/></draw:polygon><draw:line draw:style-name="gr16" draw:text-style-name="P52" svg:x1="5.4236in" svg:y1="2.0272in" svg:x2="5.4236in" svg:y2="2.0634in"><text:p/></draw:line><draw:line draw:style-name="gr16" draw:text-style-name="P52" svg:x1="5.3799in" svg:y1="2.0453in" svg:x2="5.4685in" svg:y2="2.0453in"><text:p/></draw:line></draw:g><draw:path draw:style-name="gr18" draw:text-style-name="P54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2" draw:name="task-none 13" draw:style-name="gr14"><draw:g draw:style-name="gr15"><draw:polygon draw:style-name="gr16" draw:text-style-name="P52" svg:width="0.1772in" svg:height="0.0724in" svg:x="5.3358in" svg:y="2.4028in" svg:viewBox="0 0 451 185" draw:points="0,185 451,185 451,0 0,0"><text:p/></draw:polygon><draw:line draw:style-name="gr16" draw:text-style-name="P52" svg:x1="5.4236in" svg:y1="2.4209in" svg:x2="5.4236in" svg:y2="2.4571in"><text:p/></draw:line><draw:line draw:style-name="gr16" draw:text-style-name="P52" svg:x1="5.3799in" svg:y1="2.439in" svg:x2="5.4685in" svg:y2="2.439in"><text:p/></draw:line></draw:g><draw:path draw:style-name="gr18" draw:text-style-name="P54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3" draw:name="task-none 14" draw:style-name="gr14"><draw:g draw:style-name="gr15"><draw:polygon draw:style-name="gr16" draw:text-style-name="P52" svg:width="0.1772in" svg:height="0.0724in" svg:x="5.3358in" svg:y="1.2205in" svg:viewBox="0 0 451 185" draw:points="0,185 451,185 451,0 0,0"><text:p/></draw:polygon><draw:line draw:style-name="gr16" draw:text-style-name="P52" svg:x1="5.4236in" svg:y1="1.2382in" svg:x2="5.4236in" svg:y2="1.2744in"><text:p/></draw:line><draw:line draw:style-name="gr16" draw:text-style-name="P52" svg:x1="5.3799in" svg:y1="1.2579in" svg:x2="5.4685in" svg:y2="1.2579in"><text:p/></draw:line></draw:g><draw:path draw:style-name="gr18" draw:text-style-name="P54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4" draw:name="task-none 15" draw:style-name="gr14"><draw:g draw:style-name="gr15"><draw:polygon draw:style-name="gr16" draw:text-style-name="P52" svg:width="0.1772in" svg:height="0.0724in" svg:x="5.3358in" svg:y="1.6154in" svg:viewBox="0 0 451 185" draw:points="0,185 451,185 451,0 0,0"><text:p/></draw:polygon><draw:line draw:style-name="gr16" draw:text-style-name="P52" svg:x1="5.4236in" svg:y1="1.6331in" svg:x2="5.4236in" svg:y2="1.6693in"><text:p/></draw:line><draw:line draw:style-name="gr16" draw:text-style-name="P52" svg:x1="5.3799in" svg:y1="1.6516in" svg:x2="5.4685in" svg:y2="1.6516in"><text:p/></draw:line></draw:g><draw:path draw:style-name="gr18" draw:text-style-name="P54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5" draw:name="task-none 16" draw:style-name="gr14"><draw:g draw:style-name="gr15"><draw:polygon draw:style-name="gr16" draw:text-style-name="P52" svg:width="0.1772in" svg:height="0.0724in" svg:x="5.3358in" svg:y="2.0091in" svg:viewBox="0 0 451 185" draw:points="0,185 451,185 451,0 0,0"><text:p/></draw:polygon><draw:line draw:style-name="gr16" draw:text-style-name="P52" svg:x1="5.4236in" svg:y1="2.0272in" svg:x2="5.4236in" svg:y2="2.0634in"><text:p/></draw:line><draw:line draw:style-name="gr16" draw:text-style-name="P52" svg:x1="5.3799in" svg:y1="2.0453in" svg:x2="5.4685in" svg:y2="2.0453in"><text:p/></draw:line></draw:g><draw:path draw:style-name="gr18" draw:text-style-name="P54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6" draw:name="task-none 17" draw:style-name="gr14"><draw:g draw:style-name="gr15"><draw:polygon draw:style-name="gr16" draw:text-style-name="P52" svg:width="0.1772in" svg:height="0.0724in" svg:x="5.3358in" svg:y="2.4028in" svg:viewBox="0 0 451 185" draw:points="0,185 451,185 451,0 0,0"><text:p/></draw:polygon><draw:line draw:style-name="gr16" draw:text-style-name="P52" svg:x1="5.4236in" svg:y1="2.4209in" svg:x2="5.4236in" svg:y2="2.4571in"><text:p/></draw:line><draw:line draw:style-name="gr16" draw:text-style-name="P52" svg:x1="5.3799in" svg:y1="2.439in" svg:x2="5.4685in" svg:y2="2.439in"><text:p/></draw:line></draw:g><draw:path draw:style-name="gr18" draw:text-style-name="P54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7" draw:name="task-none 18" draw:style-name="gr14"><draw:g draw:style-name="gr15"><draw:polygon draw:style-name="gr16" draw:text-style-name="P52" svg:width="0.1772in" svg:height="0.0724in" svg:x="4.1543in" svg:y="1.2205in" svg:viewBox="0 0 451 185" draw:points="0,185 451,185 451,0 0,0"><text:p/></draw:polygon><draw:line draw:style-name="gr16" draw:text-style-name="P52" svg:x1="4.2425in" svg:y1="1.2382in" svg:x2="4.2425in" svg:y2="1.2744in"><text:p/></draw:line><draw:line draw:style-name="gr16" draw:text-style-name="P52" svg:x1="4.1992in" svg:y1="1.2579in" svg:x2="4.2878in" svg:y2="1.2579in"><text:p/></draw:line></draw:g><draw:path draw:style-name="gr18" draw:text-style-name="P54" svg:width="1.0614in" svg:height="0.3335in" svg:x="3.7126in" svg:y="0.9606in" svg:viewBox="0 0 2697 848" svg:d="M196 848h2304c109 0 197-41 197-92v-664c0-50-88-92-197-92h-2304c-109 0-196 42-196 92v664c0 51 87 92 196 92z"><text:p/></draw:path></draw:g><draw:g text:anchor-type="paragraph" draw:z-index="18" draw:name="task-none 19" draw:style-name="gr14"><draw:g draw:style-name="gr15"><draw:polygon draw:style-name="gr16" draw:text-style-name="P52" svg:width="0.1772in" svg:height="0.0724in" svg:x="4.1543in" svg:y="1.6154in" svg:viewBox="0 0 451 185" draw:points="0,185 451,185 451,0 0,0"><text:p/></draw:polygon><draw:line draw:style-name="gr16" draw:text-style-name="P52" svg:x1="4.2425in" svg:y1="1.6331in" svg:x2="4.2425in" svg:y2="1.6693in"><text:p/></draw:line><draw:line draw:style-name="gr16" draw:text-style-name="P52" svg:x1="4.1992in" svg:y1="1.6516in" svg:x2="4.2878in" svg:y2="1.6516in"><text:p/></draw:line></draw:g><draw:path draw:style-name="gr18" draw:text-style-name="P54" svg:width="1.0614in" svg:height="0.3335in" svg:x="3.7126in" svg:y="1.3543in" svg:viewBox="0 0 2697 848" svg:d="M196 848h2304c109 0 197-41 197-92v-664c0-50-88-92-197-92h-2304c-109 0-196 42-196 92v664c0 51 87 92 196 92z"><text:p/></draw:path></draw:g><draw:g text:anchor-type="paragraph" draw:z-index="19" draw:name="task-none 20" draw:style-name="gr14"><draw:g draw:style-name="gr15"><draw:polygon draw:style-name="gr16" draw:text-style-name="P52" svg:width="0.1772in" svg:height="0.0724in" svg:x="4.1543in" svg:y="2.0091in" svg:viewBox="0 0 451 185" draw:points="0,185 451,185 451,0 0,0"><text:p/></draw:polygon><draw:line draw:style-name="gr16" draw:text-style-name="P52" svg:x1="4.2425in" svg:y1="2.0272in" svg:x2="4.2425in" svg:y2="2.0634in"><text:p/></draw:line><draw:line draw:style-name="gr16" draw:text-style-name="P52" svg:x1="4.1992in" svg:y1="2.0453in" svg:x2="4.2878in" svg:y2="2.0453in"><text:p/></draw:line></draw:g><draw:path draw:style-name="gr18" draw:text-style-name="P54" svg:width="1.0614in" svg:height="0.3335in" svg:x="3.7126in" svg:y="1.748in" svg:viewBox="0 0 2697 848" svg:d="M196 848h2304c109 0 197-41 197-92v-664c0-50-88-92-197-92h-2304c-109 0-196 42-196 92v664c0 51 87 92 196 92z"><text:p/></draw:path></draw:g><draw:g text:anchor-type="paragraph" draw:z-index="20" draw:name="task-none 21" draw:style-name="gr14"><draw:g draw:style-name="gr15"><draw:polygon draw:style-name="gr16" draw:text-style-name="P52" svg:width="0.1772in" svg:height="0.0724in" svg:x="4.1543in" svg:y="2.4028in" svg:viewBox="0 0 451 185" draw:points="0,185 451,185 451,0 0,0"><text:p/></draw:polygon><draw:line draw:style-name="gr16" draw:text-style-name="P52" svg:x1="4.2425in" svg:y1="2.4209in" svg:x2="4.2425in" svg:y2="2.4571in"><text:p/></draw:line><draw:line draw:style-name="gr16" draw:text-style-name="P52" svg:x1="4.1992in" svg:y1="2.439in" svg:x2="4.2878in" svg:y2="2.439in"><text:p/></draw:line></draw:g><draw:path draw:style-name="gr18" draw:text-style-name="P54" svg:width="1.0614in" svg:height="0.3335in" svg:x="3.7126in" svg:y="2.1417in" svg:viewBox="0 0 2697 848" svg:d="M196 848h2304c109 0 197-41 197-92v-664c0-50-88-92-197-92h-2304c-109 0-196 42-196 92v664c0 51 87 92 196 92z"><text:p/></draw:path></draw:g><draw:g text:anchor-type="paragraph" draw:z-index="21" draw:name="task-none 22" draw:style-name="gr14"><draw:g draw:style-name="gr15"><draw:polygon draw:style-name="gr16" draw:text-style-name="P52" svg:width="0.1772in" svg:height="0.0724in" svg:x="2.9732in" svg:y="1.2205in" svg:viewBox="0 0 451 185" draw:points="0,185 451,185 451,0 0,0"><text:p/></draw:polygon><draw:line draw:style-name="gr16" draw:text-style-name="P52" svg:x1="3.0614in" svg:y1="1.2382in" svg:x2="3.0614in" svg:y2="1.2744in"><text:p/></draw:line><draw:line draw:style-name="gr16" draw:text-style-name="P52" svg:x1="3.0173in" svg:y1="1.2579in" svg:x2="3.1059in" svg:y2="1.2579in"><text:p/></draw:line></draw:g><draw:path draw:style-name="gr18" draw:text-style-name="P54" svg:width="1.0614in" svg:height="0.3335in" svg:x="2.5311in" svg:y="0.9606in" svg:viewBox="0 0 2697 848" svg:d="M196 848h2304c109 0 197-41 197-92v-664c0-50-88-92-197-92h-2304c-109 0-196 42-196 92v664c0 51 87 92 196 92z"><text:p/></draw:path></draw:g><draw:g text:anchor-type="paragraph" draw:z-index="22" draw:name="task-none 23" draw:style-name="gr14"><draw:g draw:style-name="gr15"><draw:polygon draw:style-name="gr16" draw:text-style-name="P52" svg:width="0.1772in" svg:height="0.0724in" svg:x="2.9732in" svg:y="1.6154in" svg:viewBox="0 0 451 185" draw:points="0,185 451,185 451,0 0,0"><text:p/></draw:polygon><draw:line draw:style-name="gr16" draw:text-style-name="P52" svg:x1="3.0614in" svg:y1="1.6331in" svg:x2="3.0614in" svg:y2="1.6693in"><text:p/></draw:line><draw:line draw:style-name="gr16" draw:text-style-name="P52" svg:x1="3.0173in" svg:y1="1.6516in" svg:x2="3.1059in" svg:y2="1.6516in"><text:p/></draw:line></draw:g><draw:path draw:style-name="gr18" draw:text-style-name="P54" svg:width="1.0614in" svg:height="0.3335in" svg:x="2.5311in" svg:y="1.3543in" svg:viewBox="0 0 2697 848" svg:d="M196 848h2304c109 0 197-41 197-92v-664c0-50-88-92-197-92h-2304c-109 0-196 42-196 92v664c0 51 87 92 196 92z"><text:p/></draw:path></draw:g><draw:g text:anchor-type="paragraph" draw:z-index="23" draw:name="task-none 24" draw:style-name="gr14"><draw:g draw:style-name="gr15"><draw:polygon draw:style-name="gr16" draw:text-style-name="P52" svg:width="0.1772in" svg:height="0.0724in" svg:x="2.9732in" svg:y="2.0091in" svg:viewBox="0 0 451 185" draw:points="0,185 451,185 451,0 0,0"><text:p/></draw:polygon><draw:line draw:style-name="gr16" draw:text-style-name="P52" svg:x1="3.0614in" svg:y1="2.0272in" svg:x2="3.0614in" svg:y2="2.0634in"><text:p/></draw:line><draw:line draw:style-name="gr16" draw:text-style-name="P52" svg:x1="3.0173in" svg:y1="2.0453in" svg:x2="3.1059in" svg:y2="2.0453in"><text:p/></draw:line></draw:g><draw:path draw:style-name="gr18" draw:text-style-name="P54" svg:width="1.0614in" svg:height="0.3335in" svg:x="2.5311in" svg:y="1.748in" svg:viewBox="0 0 2697 848" svg:d="M196 848h2304c109 0 197-41 197-92v-664c0-50-88-92-197-92h-2304c-109 0-196 42-196 92v664c0 51 87 92 196 92z"><text:p/></draw:path></draw:g><draw:g text:anchor-type="paragraph" draw:z-index="24" draw:name="task-none 25" draw:style-name="gr14"><draw:g draw:style-name="gr15"><draw:polygon draw:style-name="gr16" draw:text-style-name="P52" svg:width="0.1772in" svg:height="0.0724in" svg:x="2.9732in" svg:y="2.4028in" svg:viewBox="0 0 451 185" draw:points="0,185 451,185 451,0 0,0"><text:p/></draw:polygon><draw:line draw:style-name="gr16" draw:text-style-name="P52" svg:x1="3.0614in" svg:y1="2.4209in" svg:x2="3.0614in" svg:y2="2.4571in"><text:p/></draw:line><draw:line draw:style-name="gr16" draw:text-style-name="P52" svg:x1="3.0173in" svg:y1="2.439in" svg:x2="3.1059in" svg:y2="2.439in"><text:p/></draw:line></draw:g><draw:path draw:style-name="gr17" draw:text-style-name="P54" svg:width="1.0614in" svg:height="0.3335in" svg:x="2.5311in" svg:y="2.1417in" svg:viewBox="0 0 2697 848" svg:d="M196 848h2304c109 0 197-41 197-92v-664c0-50-88-92-197-92h-2304c-109 0-196 42-196 92v664c0 51 87 92 196 92z"><text:p text:style-name="P53"><text:span text:style-name="T22">Projekt A</text:span></text:p></draw:path></draw:g>Dzialanie projektowe </text:p>
      <text:p text:style-name="P6">ograniczone są do danej </text:p>
      <text:p text:style-name="P6">funkcji. Zespołe projektoje </text:p>
      <text:p text:style-name="P6">umieszczne są na </text:p>
      <text:p text:style-name="P6">najniższych sczeblach </text:p>
      <text:p text:style-name="P6">struktury. Występuje tu</text:p>
      <text:p text:style-name="P6">wysoki pożiom spejalizacji.</text:p>
      <text:p text:style-name="P6"><draw:g text:anchor-type="paragraph" draw:z-index="25" draw:name="task-none 26" draw:style-name="gr14"><draw:g draw:style-name="gr15"><draw:polygon draw:style-name="gr16" draw:text-style-name="P52" svg:width="0.1772in" svg:height="0.1232in" svg:x="4.6122in" svg:y="-0.0579in" svg:viewBox="0 0 451 314" draw:points="0,314 451,314 451,0 0,0"><text:p/></draw:polygon><draw:line draw:style-name="gr16" draw:text-style-name="P52" svg:x1="4.7in" svg:y1="-0.0272in" svg:x2="4.7in" svg:y2="0.0346in"><text:p/></draw:line><draw:line draw:style-name="gr16" draw:text-style-name="P52" svg:x1="4.6563in" svg:y1="0.0039in" svg:x2="4.7449in" svg:y2="0.0039in"><text:p/></draw:line></draw:g><draw:path draw:style-name="gr17" draw:text-style-name="P54" svg:width="1.0614in" svg:height="0.5654in" svg:x="4.1701in" svg:y="-0.5in" svg:viewBox="0 0 2697 1437" svg:d="M196 1437h2304c109 0 197-70 197-156v-1124c0-87-88-157-197-157h-2304c-109 0-196 70-196 157v1124c0 86 87 156 196 156z"><text:p text:style-name="P50"><text:span text:style-name="T22">Naczelne </text:span></text:p><text:p text:style-name="P50"><text:span text:style-name="T22">Kierownictwo</text:span></text:p><text:p text:style-name="P50"><text:span text:style-name="T22">Projektu</text:span></text:p></draw:path></draw:g><draw:g text:anchor-type="paragraph" draw:z-index="26" draw:name="task-none 27" draw:style-name="gr14"><draw:g draw:style-name="gr15"><draw:polygon draw:style-name="gr16" draw:text-style-name="P52" svg:width="0.1772in" svg:height="0.1232in" svg:x="2.9732in" svg:y="0.7472in" svg:viewBox="0 0 451 314" draw:points="0,314 451,314 451,0 0,0"><text:p/></draw:polygon><draw:line draw:style-name="gr16" draw:text-style-name="P52" svg:x1="3.0614in" svg:y1="0.7772in" svg:x2="3.0614in" svg:y2="0.839in"><text:p/></draw:line><draw:line draw:style-name="gr16" draw:text-style-name="P52" svg:x1="3.0173in" svg:y1="0.8091in" svg:x2="3.1059in" svg:y2="0.8091in"><text:p/></draw:line></draw:g><draw:path draw:style-name="gr17" draw:text-style-name="P54" svg:width="1.0614in" svg:height="0.5654in" svg:x="2.5311in" svg:y="0.3043in" svg:viewBox="0 0 2697 1437" svg:d="M196 1437h2304c109 0 197-70 197-156v-1124c0-87-88-157-197-157h-2304c-109 0-196 70-196 157v1124c0 86 87 156 196 156z"><text:p text:style-name="P50"><text:span text:style-name="T22">Badanie I </text:span></text:p><text:p text:style-name="P50"><text:span text:style-name="T22">rozwój</text:span></text:p></draw:path></draw:g><draw:g text:anchor-type="paragraph" draw:z-index="27" draw:name="task-none 28" draw:style-name="gr14"><draw:g draw:style-name="gr15"><draw:polygon draw:style-name="gr16" draw:text-style-name="P52" svg:width="0.1772in" svg:height="0.1232in" svg:x="4.1543in" svg:y="0.7472in" svg:viewBox="0 0 451 314" draw:points="0,314 451,314 451,0 0,0"><text:p/></draw:polygon><draw:line draw:style-name="gr16" draw:text-style-name="P52" svg:x1="4.2425in" svg:y1="0.7772in" svg:x2="4.2425in" svg:y2="0.839in"><text:p/></draw:line><draw:line draw:style-name="gr16" draw:text-style-name="P52" svg:x1="4.1992in" svg:y1="0.8091in" svg:x2="4.2878in" svg:y2="0.8091in"><text:p/></draw:line></draw:g><draw:path draw:style-name="gr17" draw:text-style-name="P54" svg:width="1.0614in" svg:height="0.5654in" svg:x="3.7126in" svg:y="0.3043in" svg:viewBox="0 0 2697 1437" svg:d="M196 1437h2304c109 0 197-70 197-156v-1124c0-87-88-157-197-157h-2304c-109 0-196 70-196 157v1124c0 86 87 156 196 156z"><text:p text:style-name="P50"><text:span text:style-name="T22">Zaopatzenie</text:span></text:p></draw:path></draw:g><draw:g text:anchor-type="paragraph" draw:z-index="28" draw:name="task-none 29" draw:style-name="gr14"><draw:g draw:style-name="gr15"><draw:polygon draw:style-name="gr16" draw:text-style-name="P52" svg:width="0.1772in" svg:height="0.1232in" svg:x="5.3358in" svg:y="0.7472in" svg:viewBox="0 0 451 314" draw:points="0,314 451,314 451,0 0,0"><text:p/></draw:polygon><draw:line draw:style-name="gr16" draw:text-style-name="P52" svg:x1="5.4236in" svg:y1="0.7772in" svg:x2="5.4236in" svg:y2="0.839in"><text:p/></draw:line><draw:line draw:style-name="gr16" draw:text-style-name="P52" svg:x1="5.3799in" svg:y1="0.8091in" svg:x2="5.4685in" svg:y2="0.8091in"><text:p/></draw:line></draw:g><draw:path draw:style-name="gr17" draw:text-style-name="P54" svg:width="1.0614in" svg:height="0.5654in" svg:x="4.8937in" svg:y="0.3043in" svg:viewBox="0 0 2697 1437" svg:d="M196 1437h2304c109 0 197-70 197-156v-1124c0-87-88-157-197-157h-2304c-109 0-196 70-196 157v1124c0 86 87 156 196 156z"><text:p text:style-name="P50"><text:span text:style-name="T22">Produkcja</text:span></text:p></draw:path></draw:g><draw:g text:anchor-type="paragraph" draw:z-index="29" draw:name="task-none 30" draw:style-name="gr14"><draw:g draw:style-name="gr15"><draw:polygon draw:style-name="gr16" draw:text-style-name="P52" svg:width="0.1772in" svg:height="0.1232in" svg:x="6.5177in" svg:y="0.7472in" svg:viewBox="0 0 451 314" draw:points="0,314 451,314 451,0 0,0"><text:p/></draw:polygon><draw:line draw:style-name="gr16" draw:text-style-name="P52" svg:x1="6.6059in" svg:y1="0.7772in" svg:x2="6.6059in" svg:y2="0.839in"><text:p/></draw:line><draw:line draw:style-name="gr16" draw:text-style-name="P52" svg:x1="6.5618in" svg:y1="0.8091in" svg:x2="6.6504in" svg:y2="0.8091in"><text:p/></draw:line></draw:g><draw:path draw:style-name="gr17" draw:text-style-name="P54" svg:width="1.0614in" svg:height="0.5654in" svg:x="6.0748in" svg:y="0.3043in" svg:viewBox="0 0 2697 1437" svg:d="M196 1437h2304c109 0 197-70 197-156v-1124c0-87-88-157-197-157h-2304c-109 0-196 70-196 157v1124c0 86 87 156 196 156z"><text:p text:style-name="P50"><text:span text:style-name="T22">Zbyt</text:span></text:p></draw:path></draw:g><draw:g text:anchor-type="paragraph" draw:z-index="30" draw:name="task-none 47" draw:style-name="gr14"><draw:g draw:style-name="gr15"><draw:polygon draw:style-name="gr16" draw:text-style-name="P52" svg:width="0.1772in" svg:height="0.0724in" svg:x="1.7917in" svg:y="1.2205in" svg:viewBox="0 0 451 185" draw:points="0,185 451,185 451,0 0,0"><text:p/></draw:polygon><draw:line draw:style-name="gr16" draw:text-style-name="P52" svg:x1="1.8799in" svg:y1="1.2382in" svg:x2="1.8799in" svg:y2="1.2744in"><text:p/></draw:line><draw:line draw:style-name="gr16" draw:text-style-name="P52" svg:x1="1.8362in" svg:y1="1.2579in" svg:x2="1.9248in" svg:y2="1.2579in"><text:p/></draw:line></draw:g><draw:path draw:style-name="gr17" draw:text-style-name="P54" svg:width="1.0614in" svg:height="0.3335in" svg:x="1.35in" svg:y="0.9606in" svg:viewBox="0 0 2697 848" svg:d="M196 848h2304c109 0 197-41 197-92v-664c0-50-88-92-197-92h-2304c-109 0-196 42-196 92v664c0 51 87 92 196 92z"><text:p text:style-name="P53"><text:span text:style-name="T22">Projekt A</text:span></text:p></draw:path></draw:g><draw:g text:anchor-type="paragraph" draw:z-index="31" draw:name="task-none 48" draw:style-name="gr14"><draw:g draw:style-name="gr15"><draw:polygon draw:style-name="gr16" draw:text-style-name="P52" svg:width="0.1772in" svg:height="0.0724in" svg:x="1.7917in" svg:y="1.6154in" svg:viewBox="0 0 451 185" draw:points="0,185 451,185 451,0 0,0"><text:p/></draw:polygon><draw:line draw:style-name="gr16" draw:text-style-name="P52" svg:x1="1.8799in" svg:y1="1.6331in" svg:x2="1.8799in" svg:y2="1.6693in"><text:p/></draw:line><draw:line draw:style-name="gr16" draw:text-style-name="P52" svg:x1="1.8362in" svg:y1="1.6516in" svg:x2="1.9248in" svg:y2="1.6516in"><text:p/></draw:line></draw:g><draw:path draw:style-name="gr17" draw:text-style-name="P54" svg:width="1.0614in" svg:height="0.3335in" svg:x="1.35in" svg:y="1.3543in" svg:viewBox="0 0 2697 848" svg:d="M196 848h2304c109 0 197-41 197-92v-664c0-50-88-92-197-92h-2304c-109 0-196 42-196 92v664c0 51 87 92 196 92z"><text:p text:style-name="P53"><text:span text:style-name="T22">Projekt B</text:span></text:p></draw:path></draw:g><draw:g text:anchor-type="paragraph" draw:z-index="32" draw:name="task-none 49" draw:style-name="gr14"><draw:g draw:style-name="gr15"><draw:polygon draw:style-name="gr16" draw:text-style-name="P52" svg:width="0.1772in" svg:height="0.0724in" svg:x="1.7917in" svg:y="2.0091in" svg:viewBox="0 0 451 185" draw:points="0,185 451,185 451,0 0,0"><text:p/></draw:polygon><draw:line draw:style-name="gr16" draw:text-style-name="P52" svg:x1="1.8799in" svg:y1="2.0272in" svg:x2="1.8799in" svg:y2="2.0634in"><text:p/></draw:line><draw:line draw:style-name="gr16" draw:text-style-name="P52" svg:x1="1.8362in" svg:y1="2.0453in" svg:x2="1.9248in" svg:y2="2.0453in"><text:p/></draw:line></draw:g><draw:path draw:style-name="gr17" draw:text-style-name="P54" svg:width="1.0614in" svg:height="0.3335in" svg:x="1.35in" svg:y="1.748in" svg:viewBox="0 0 2697 848" svg:d="M196 848h2304c109 0 197-41 197-92v-664c0-50-88-92-197-92h-2304c-109 0-196 42-196 92v664c0 51 87 92 196 92z"><text:p text:style-name="P53"><text:span text:style-name="T22">Projekt C</text:span></text:p></draw:path></draw:g><draw:line text:anchor-type="paragraph" draw:z-index="33" draw:name="Line 1" draw:style-name="gr7" draw:text-style-name="P47" svg:x1="2.4118in" svg:y1="1.1319in" svg:x2="7.2598in" svg:y2="1.1437in"><text:p/></draw:line><draw:line text:anchor-type="paragraph" draw:z-index="34" draw:name="Line 2" draw:style-name="gr7" draw:text-style-name="P47" svg:x1="2.4118in" svg:y1="1.5256in" svg:x2="7.2598in" svg:y2="1.5374in"><text:p/></draw:line><draw:line text:anchor-type="paragraph" draw:z-index="35" draw:name="Line 3" draw:style-name="gr7" draw:text-style-name="P47" svg:x1="2.4118in" svg:y1="1.5256in" svg:x2="7.2598in" svg:y2="1.5374in"><text:p/></draw:line><draw:line text:anchor-type="paragraph" draw:z-index="36" draw:name="Line 4" draw:style-name="gr7" draw:text-style-name="P47" svg:x1="2.4118in" svg:y1="1.9193in" svg:x2="7.2598in" svg:y2="1.9311in"><text:p/></draw:line><draw:frame text:anchor-type="paragraph" draw:z-index="37" draw:name="Text Frame 1" draw:style-name="gr13" draw:text-style-name="P46" svg:width="0.3157in" svg:height="2.1094in" svg:x="7.3374in" svg:y="0.7571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line text:anchor-type="paragraph" draw:z-index="38" draw:name="Vertical line 1" draw:style-name="gr7" draw:text-style-name="P47" svg:x1="3.0575in" svg:y1="0.8701in" svg:x2="3.0575in" svg:y2="2.4598in"><text:p/></draw:line><draw:line text:anchor-type="paragraph" draw:z-index="39" draw:name="Vertical line 2" draw:style-name="gr7" draw:text-style-name="P47" svg:x1="4.239in" svg:y1="0.8701in" svg:x2="4.239in" svg:y2="2.4598in"><text:p/></draw:line><draw:line text:anchor-type="paragraph" draw:z-index="40" draw:name="Vertical line 3" draw:style-name="gr7" draw:text-style-name="P47" svg:x1="5.4201in" svg:y1="0.8701in" svg:x2="5.4201in" svg:y2="2.4598in"><text:p/></draw:line><draw:line text:anchor-type="paragraph" draw:z-index="41" draw:name="Vertical line 4" draw:style-name="gr7" draw:text-style-name="P47" svg:x1="6.6016in" svg:y1="0.8701in" svg:x2="6.6016in" svg:y2="2.4598in"><text:p/></draw:line><draw:line text:anchor-type="paragraph" draw:z-index="42" draw:name="Line 5" draw:style-name="gr7" draw:text-style-name="P47" svg:x1="6.5043in" svg:y1="0.1146in" svg:x2="2.4752in" svg:y2="0.0902in"><text:p/></draw:line><draw:line text:anchor-type="paragraph" draw:z-index="43" draw:name="Line 6" draw:style-name="gr7" draw:text-style-name="P47" svg:x1="2.4335in" svg:y1="2.7764in" svg:x2="2.4752in" svg:y2="0.0902in"><text:p/></draw:line><draw:frame text:anchor-type="paragraph" draw:z-index="44" draw:name="Text Frame 2" draw:style-name="gr12" draw:text-style-name="P46" svg:width="7.7803in" svg:height="2.1016in" svg:x="-0.3535in" svg:y="2.9626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23">członków zespołu projektu mogą otrzymliwać równoważne polecenia od 2 kierowników</text:span></text:p></draw:text-box></draw:frame><text:soft-page-break/>Struktura macierzow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45" draw:name="Shape 1" draw:style-name="gr11" draw:text-style-name="P51" svg:width="1.6362in" svg:height="1.3823in" svg:x="2.6646in" svg:y="-0.2799in"><text:p text:style-name="P50"><text:span text:style-name="T22">Naczelne </text:span></text:p><text:p text:style-name="P50"><text:span text:style-name="T22">Kierownictwo</text:span></text:p><text:p text:style-name="P50"><text:span text:style-name="T22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6"><draw:custom-shape text:anchor-type="paragraph" draw:z-index="46" draw:name="Shape 2" draw:style-name="gr10" draw:text-style-name="P49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47" draw:name="Shape 3" draw:style-name="gr9" draw:text-style-name="P48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48" draw:name="Shape 4" draw:style-name="gr9" draw:text-style-name="P48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49" draw:name="Shape 5" draw:style-name="gr9" draw:text-style-name="P48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50" draw:name="Line 7" draw:style-name="gr7" draw:text-style-name="P47" svg:x1="6.2063in" svg:y1="2.1146in" svg:x2="6.1937in" svg:y2="3.2366in"><text:p/></draw:line><draw:line text:anchor-type="paragraph" draw:z-index="51" draw:name="Line 8" draw:style-name="gr7" draw:text-style-name="P47" svg:x1="4.9382in" svg:y1="2.6626in" svg:x2="7.2598in" svg:y2="2.6681in"><text:p/></draw:line><draw:line text:anchor-type="paragraph" draw:z-index="52" draw:name="Line 9" draw:style-name="gr7" draw:text-style-name="P47" svg:x1="7.2654in" svg:y1="3.237in" svg:x2="7.2598in" svg:y2="2.7063in"><text:p/></draw:line><draw:line text:anchor-type="paragraph" draw:z-index="53" draw:name="Line 10" draw:style-name="gr7" draw:text-style-name="P47" svg:x1="4.9437in" svg:y1="3.237in" svg:x2="4.9437in" svg:y2="2.6362in"><text:p/></draw:line><draw:frame text:anchor-type="paragraph" draw:z-index="54" draw:name="Text Frame 3" draw:style-name="gr8" draw:text-style-name="P46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55" draw:name="Line 11" draw:style-name="gr7" draw:text-style-name="P47" svg:x1="1.3961in" svg:y1="1.0528in" svg:x2="6.9378in" svg:y2="1.0173in"><text:p/></draw:line><draw:line text:anchor-type="paragraph" draw:z-index="56" draw:name="Vertical line 5" draw:style-name="gr7" draw:text-style-name="P47" svg:x1="3.3189in" svg:y1="0.785in" svg:x2="3.3189in" svg:y2="1.0559in"><text:p/></draw:line><draw:line text:anchor-type="paragraph" draw:z-index="57" draw:name="Line 12" draw:style-name="gr7" draw:text-style-name="P47" svg:x1="1.4791in" svg:y1="1.3583in" svg:x2="1.4736in" svg:y2="1.0909in"><text:p/></draw:line><draw:line text:anchor-type="paragraph" draw:z-index="58" draw:name="Line 13" draw:style-name="gr7" draw:text-style-name="P47" svg:x1="2.2669in" svg:y1="1.3398in" svg:x2="2.2614in" svg:y2="1.0724in"><text:p/></draw:line><draw:line text:anchor-type="paragraph" draw:z-index="59" draw:name="Line 14" draw:style-name="gr7" draw:text-style-name="P47" svg:x1="3.7106in" svg:y1="1.3398in" svg:x2="3.7051in" svg:y2="1.0724in"><text:p/></draw:line><draw:line text:anchor-type="paragraph" draw:z-index="60" draw:name="Line 15" draw:style-name="gr7" draw:text-style-name="P47" svg:x1="4.7606in" svg:y1="1.3398in" svg:x2="4.7551in" svg:y2="1.0724in"><text:p/></draw:line><draw:line text:anchor-type="paragraph" draw:z-index="61" draw:name="Line 16" draw:style-name="gr7" draw:text-style-name="P47" svg:x1="6.9543in" svg:y1="1.3024in" svg:x2="6.9488in" svg:y2="1.035in"><text:p/></draw:line><draw:line text:anchor-type="paragraph" draw:z-index="62" draw:name="Line 17" draw:style-name="gr6" draw:text-style-name="P47" svg:x1="5.7236in" svg:y1="0.0772in" svg:x2="5.6882in" svg:y2="2.5181in"><text:p/></draw:line><draw:frame draw:style-name="fr1" draw:name="Image1" text:anchor-type="char" svg:x="0.848in" svg:y="1.3307in" svg:width="4.6165in" svg:height="0.5752in" draw:z-index="63"><draw:image xlink:href="Pictures/100000010000022A00000045C847505007A14F02.png" xlink:type="simple" xlink:show="embed" xlink:actuate="onLoad" draw:mime-type="image/png"/></draw:frame></text:p>
      <text:p text:style-name="P14"><text:span text:style-name="T14">Organizacja zespołu projectowego </text:span>(30/11/2023)</text:p>
      <text:p text:style-name="P33"/>
      <text:p text:style-name="P34"><text:span text:style-name="T15">*Grupa </text:span>– zespół ludzi mających ogólny ceł.</text:p>
      <text:p text:style-name="P34"/>
      <text:p text:style-name="P34">Zespół uwzględinia:</text:p>
      <text:list text:style-name="L5">
        <text:list-item>
          <text:p text:style-name="P35">malą liczbę osób</text:p>
        </text:list-item>
        <text:list-item>
          <text:p text:style-name="P35">uzupełniające się umietność</text:p>
        </text:list-item>
        <text:list-item>
          <text:p text:style-name="P35">zobowiązania do współdziałania</text:p>
        </text:list-item>
        <text:list-item>
          <text:p text:style-name="P35">osiągnięcie współnego celu</text:p>
        </text:list-item>
        <text:list-item>
          <text:p text:style-name="P35">współodpowiedziałość</text:p>
        </text:list-item>
        <text:list-item>
          <text:p text:style-name="P35">zaangażowanie</text:p>
        </text:list-item>
      </text:list>
      <text:p text:style-name="P34">Kierownik projektu jest osobą która posiada największy wpływ na powstanie realizację i efekt końcowy projektu.</text:p>
      <text:p text:style-name="P34">Umiejętności kierownika projektu:</text:p>
      <text:list text:style-name="L6">
        <text:list-item>
          <text:p text:style-name="P36">Kompetecje funkcjonalne</text:p>
        </text:list-item>
      </text:list>
      <text:list text:style-name="L7">
        <text:list-item>
          <text:list>
            <text:list-item>
              <text:p text:style-name="P37">Umiejętności zarządzania projektami </text:p>
              <text:p text:style-name="P37">(Obejmują znajomość metod I technik stosowanych po szczegółnych oibszarach projektu znajomość  oncepcji zarządzania, umiętność praktycznogo ich zastosowania)</text:p>
            </text:list-item>
            <text:list-item>
              <text:p text:style-name="P37">Umiejętności Interpersonalne </text:p>
              <text:p text:style-name="P37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38"><text:span text:style-name="T14">Cechy osobowe</text:span></text:p>
              <text:p text:style-name="P37">(Kreatywność, doświadczony, komynikabelny, odpowiedziałny, zorganizowany, uczciwy, itd.)</text:p>
            </text:list-item>
            <text:list-item>
              <text:p text:style-name="P37">Umiejętności technologiczne </text:p>
              <text:list>
                <text:list-item>
                  <text:p text:style-name="P37">Biegłość w zakresie głównych technologii osadzonych w projecie</text:p>
                </text:list-item>
                <text:list-item>
                  <text:p text:style-name="P37">Znajomość brąży</text:p>
                </text:list-item>
                <text:list-item>
                  <text:p text:style-name="P37">Umiętność dokonywania dokumentacji projektowej</text:p>
                </text:list-item>
                <text:list-item>
                  <text:p text:style-name="P37">Znajomość prawa własności intelektualnej</text:p>
                </text:list-item>
              </text:list>
            </text:list-item>
          </text:list>
        </text:list-item>
      </text:list>
      <text:p text:style-name="P11"><text:soft-page-break/>Etapy tworzenia zespołów projektowych</text:p>
      <text:list text:style-name="L8">
        <text:list-item>
          <text:p text:style-name="P39">Praca zespołowa jest sprzeczna ze skrajnym indywidualizmem</text:p>
        </text:list-item>
        <text:list-item>
          <text:p text:style-name="P39">Budując zespół stawiamy na kompetencje, <text:s/>… i cechy osobowe</text:p>
        </text:list-item>
        <text:list-item>
          <text:p text:style-name="P39">Podstawową zasadą w zespole powinno być optymalne dopasowanie predyspozycji do zadań</text:p>
        </text:list-item>
      </text:list>
      <text:p text:style-name="P12">Metody doboru pracowników</text:p>
      <text:list text:style-name="L9">
        <text:list-item>
          <text:p text:style-name="P40">Metoda typowania Myers-Briggs (test MBTI)</text:p>
        </text:list-item>
        <text:list-item>
          <text:p text:style-name="P40">Metoda dr Belbina </text:p>
          <text:list>
            <text:list-header>
              <text:p text:style-name="P41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41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40">Metoda Okna JoHari</text:p>
          <text:list>
            <text:list-item>
              <text:p text:style-name="P42">Oparte jest na analizie, sposobów zachowań danego zespołu organizacji, a nawet jednostki, wyróżnia 4 typy osobowości:</text:p>
              <text:list>
                <text:list-item>
                  <text:p text:style-name="P42">Otwarty (Arena): cechuje czp. którzy łatwo ujawniają informacje o sobie I swojej pracy I aktywne poszukują nowej informacji</text:p>
                </text:list-item>
                <text:list-item>
                  <text:p text:style-name="P42">Ukrywy (Fasada): czp którze rzadko ujawnią informacje które posiada ani ustanne ich poszukują</text:p>
                </text:list-item>
                <text:list-item>
                  <text:p text:style-name="P42">Ślepy punkt: opisuje czp. od których można udowiedzieć, którzy sami nie poszukują nowych informacji</text:p>
                </text:list-item>
                <text:list-item>
                  <text:p text:style-name="P42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40">Metoda Całego Mózgu</text:p>
          <text:list>
            <text:list-item>
              <text:p text:style-name="P42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64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40"/>
          <text:p text:style-name="P40"/>
        </text:list-item>
        <text:list-item>
          <text:p text:style-name="P40"><text:soft-page-break/>Metoda Carla Gustawa Junga</text:p>
        </text:list-item>
      </text:list>
      <text:p text:style-name="P13"/>
      <text:p text:style-name="P10">Plan operacyjny</text:p>
      <text:list text:style-name="L10">
        <text:list-item>
          <text:p text:style-name="P43">Jak zorganizowany będzie zespół ze wzgłedu na relacje sprawozdawcze.</text:p>
        </text:list-item>
        <text:list-item>
          <text:p text:style-name="P43">Kiedy potrzebni będą pojedynczy pracownicy.</text:p>
        </text:list-item>
        <text:list-item>
          <text:p text:style-name="P43">Jakie będą funkcje I obowiązki pracowników.</text:p>
        </text:list-item>
      </text:list>
      <text:p text:style-name="P9"><draw:frame draw:style-name="fr2" draw:name="Object2" text:anchor-type="char" svg:x="-0.2134in" svg:y="0.3382in" svg:width="7.2929in" svg:height="2.3256in" draw:z-index="65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13"/>
      <text:p text:style-name="P13"/>
      <text:p text:style-name="P18">Harmonogramowanie</text:p>
      <text:p text:style-name="P7">Jak tworzyć I posługiwać się harmonogramem?</text:p>
      <text:p text:style-name="P17"/>
      <text:p text:style-name="P17">Harmonogram – <text:span text:style-name="T16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29">Zadania projektowe dzielimy na:</text:p>
      <text:list text:style-name="L11">
        <text:list-item>
          <text:p text:style-name="P30">Zadania które muszą wydarzyć się najpierw, zadania bezpośrednią poprzezające.</text:p>
        </text:list-item>
        <text:list-item>
          <text:p text:style-name="P30">Zadania które następują po zadaniach bezpośredniących, zadania bezpośrednią następujące</text:p>
        </text:list-item>
      </text:list>
      <text:p text:style-name="P29">Typy zależności:</text:p>
      <text:list text:style-name="L12">
        <text:list-item>
          <text:p text:style-name="P32"><draw:custom-shape text:anchor-type="paragraph" draw:z-index="66" draw:name="Shape 6" draw:style-name="gr5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67" draw:name="Shape 7" draw:style-name="gr5" svg:width="1.363in" svg:height="0.2976in" svg:x="2.9035in" svg:y="0.7598in"><text:p/><draw:enhanced-geometry svg:viewBox="0 0 21600 21600" draw:type="rectangle" draw:enhanced-path="M 0 0 L 21600 0 21600 21600 0 21600 0 0 Z N"/></draw:custom-shape><text:span text:style-name="T16">Koniec-początek (oznacza że zadanie musze być ukończone przed rozpączęciem następnego)</text:span></text:p>
        </text:list-item>
      </text:list>
      <text:p text:style-name="P17"><draw:line text:anchor-type="paragraph" draw:z-index="68" draw:name="Line 18" draw:style-name="gr4" draw:text-style-name="P47" svg:x1="2.9535in" svg:y1="-0.1193in" svg:x2="2.9535in" svg:y2="0.148in"><text:p/></draw:line><text:span text:style-name="T16"/></text:p>
      <text:p text:style-name="P29"/>
      <text:list text:continue-numbering="true" text:style-name="L12">
        <text:list-item>
          <text:p text:style-name="P32"><draw:custom-shape text:anchor-type="paragraph" draw:z-index="69" draw:name="Shape 8" draw:style-name="gr5" svg:width="1.363in" svg:height="0.2976in" svg:x="2.9035in" svg:y="0.3583in"><text:p/><draw:enhanced-geometry svg:viewBox="0 0 21600 21600" draw:type="rectangle" draw:enhanced-path="M 0 0 L 21600 0 21600 21600 0 21600 0 0 Z N"/></draw:custom-shape><text:span text:style-name="T16">Finisz-Finisz (Czynność musze być ukończona wcześniej od czynności bezpośrednio następującą)</text:span></text:p>
        </text:list-item>
      </text:list>
      <text:p text:style-name="P17"><draw:custom-shape text:anchor-type="paragraph" draw:z-index="70" draw:name="Shape 9" draw:style-name="gr5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71" draw:name="Line 19" draw:style-name="gr4" draw:text-style-name="P47" svg:x1="4.302in" svg:y1="-0.0902in" svg:x2="4.302in" svg:y2="0.1772in"><text:p/></draw:line><text:span text:style-name="T16"/></text:p>
      <text:p text:style-name="P29"/>
      <text:list text:continue-numbering="true" text:style-name="L12">
        <text:list-item>
          <text:p text:style-name="P31">Start-Start (Czynność musze zostać rozpoczęta, za nim nastąpi początek czynności bezpośrednio następującą)</text:p>
          <text:p text:style-name="P32"><draw:custom-shape text:anchor-type="paragraph" draw:z-index="74" draw:name="Shape 12" draw:style-name="gr3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73" draw:name="Line 20" draw:style-name="gr4" draw:text-style-name="P47" svg:x1="3.9457in" svg:y1="0.1102in" svg:x2="3.8437in" svg:y2="0.3736in"><text:p/></draw:line><text:span text:style-name="T16"/></text:p>
          <text:p text:style-name="P32"><draw:custom-shape text:anchor-type="paragraph" draw:z-index="72" draw:name="Shape 10" draw:style-name="gr5" svg:width="1.363in" svg:height="0.2976in" svg:x="3.8437in" svg:y="-0.0366in"><text:p/><draw:enhanced-geometry svg:viewBox="0 0 21600 21600" draw:type="rectangle" draw:enhanced-path="M 0 0 L 21600 0 21600 21600 0 21600 0 0 Z N"/></draw:custom-shape><text:span text:style-name="T16"/></text:p>
        </text:list-item>
        <text:list-item>
          <text:p text:style-name="P31">Start-Finish (Oznacza rożpoczęcie czynności, za nim zakończona zostanie czynność bezpośrednio następująca)</text:p>
        </text:list-item>
      </text:list>
      <text:p text:style-name="P29"/>
      <text:p text:style-name="P29"/>
      <text:p text:style-name="P17"><text:soft-page-break/><text:span text:style-name="T16">ASAP – As Soon As Possible (Początek zadania następującego zostanie zaplanowany tak blisko końca zadania końca poprzedzającego jak to jest możliwe)</text:span></text:p>
      <text:p text:style-name="P29">ALAP – As Late As Possible (Początek zadania następującego zostanie zaplanowany w momencie najpóżniejszym z możliwych)</text:p>
      <text:p text:style-name="P29">Mile stone (Kameń milowy) – używa się do oznaczenia przełomowych momentów w trakcie zarządzania projektem (Oznacza daty określające udarzenia o istotnym dla projektu znaczenia, nie jest to zdarżeniem o zerowym czasie trwania)</text:p>
      <text:p text:style-name="P29">Zadanie ciągłe – Zadanie cykliczne, wykonujemy od rozpoczęcia do zakończenia / które realizowane są w projektcie <text:s/>od rozpoczęcia do zakończenia</text:p>
      <text:p text:style-name="P29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Czynność</text:p>
          </table:table-cell>
          <table:table-cell table:style-name="Table1.A1" office:value-type="string">
            <text:p text:style-name="P29">NMT</text:p>
          </table:table-cell>
          <table:table-cell table:style-name="Table1.A1" office:value-type="string">
            <text:p text:style-name="P15">NDT</text:p>
          </table:table-cell>
          <table:table-cell table:style-name="Table1.D1" office:value-type="string">
            <text:p text:style-name="P15">T</text:p>
          </table:table-cell>
        </table:table-row>
        <table:table-row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15">B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15">C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15">2</text:p>
          </table:table-cell>
        </table:table-row>
        <table:table-row>
          <table:table-cell table:style-name="Table1.A2" office:value-type="string">
            <text:p text:style-name="P15">D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15">E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F</text:p>
          </table:table-cell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15">G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10</text:p>
          </table:table-cell>
          <table:table-cell table:style-name="Table1.D2" office:value-type="string">
            <text:p text:style-name="P15">2</text:p>
          </table:table-cell>
        </table:table-row>
        <table:table-row>
          <table:table-cell table:style-name="Table1.A2" office:value-type="string">
            <text:p text:style-name="P15">H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12</text:p>
          </table:table-cell>
          <table:table-cell table:style-name="Table1.D2" office:value-type="string">
            <text:p text:style-name="P15">3</text:p>
          </table:table-cell>
        </table:table-row>
      </table:table>
      <text:p text:style-name="P29"/>
      <text:p text:style-name="P29">NMT - Najmniejszy możliwy termin, określia kiedy najwcześniej można rozpocząć realizacje projektu</text:p>
      <text:p text:style-name="P16"><text:span text:style-name="T16">NDT – Najdłuższy dopuszczalny termin </text:span><text:span text:style-name="T18">rozpocz</text:span><text:span text:style-name="T19">ęcia</text:span><text:span text:style-name="T18"> realizacj</text:span><text:span text:style-name="T19">i</text:span><text:span text:style-name="T18"> projektu</text:span></text:p>
      <text:p text:style-name="P19"><text:s/></text:p>
      <text:p text:style-name="P15"><text:span text:style-name="T16">T – Czas trwani</text:span><text:span text:style-name="T17">a</text:span><text:span text:style-name="T16"> czynnośc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marker draw:name="Arrow" svg:viewBox="0 0 20 20" svg:d="M0 20l10-20 10 20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1-12T14:55:10.732780909</dc:date>
    <meta:editing-duration>PT4H6M19S</meta:editing-duration>
    <meta:editing-cycles>13</meta:editing-cycles>
    <meta:generator>LibreOffice/7.5.8.2$Linux_X86_64 LibreOffice_project/50$Build-2</meta:generator>
    <meta:document-statistic meta:table-count="1" meta:image-count="1" meta:object-count="2" meta:page-count="9" meta:paragraph-count="159" meta:word-count="1053" meta:character-count="8034" meta:non-whitespace-character-count="715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499cm" svg:y="1.235cm" style:legend-expansion="high" chart:style-name="ch2"/>
        <chart:plot-area chart:style-name="ch3" chart:data-source-has-labels="both" svg:x="0.187cm" svg:y="0.091cm" svg:width="6.125cm" svg:height="4.405cm">
          <chart:coordinate-region svg:x="1.047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-5.096cm" svg:y="1.2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